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size-complex="14pt"/>
    </style:style>
    <style:style style:name="P2" style:family="paragraph" style:parent-style-name="Standard">
      <style:paragraph-properties fo:margin-left="0in" fo:margin-right="0in" fo:margin-top="0.0835in" fo:margin-bottom="0.0835in" style:contextual-spacing="false" fo:line-height="150%" fo:text-align="center" style:justify-single-word="false" fo:text-indent="0.4917in" style:auto-text-indent="false"/>
    </style:style>
    <style:style style:name="P3" style:family="paragraph" style:parent-style-name="Standard">
      <style:paragraph-properties fo:margin-top="0.0835in" fo:margin-bottom="0in" style:contextual-spacing="false" fo:line-height="15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0835in" fo:margin-bottom="0.0835in" style:contextual-spacing="false" fo:line-height="150%"/>
      <style:text-properties fo:font-size="14pt" fo:font-weight="normal" officeooo:rsid="002cea46" officeooo:paragraph-rsid="002cea46" style:font-size-asian="14pt" style:font-weight-asian="normal" style:font-name-complex="Times New Roman1" style:font-size-complex="14pt" style:font-weight-complex="normal"/>
    </style:style>
    <style:style style:name="P6" style:family="paragraph" style:parent-style-name="Standard">
      <style:paragraph-properties fo:margin-top="0.0835in" fo:margin-bottom="0.0835in" style:contextual-spacing="false" fo:line-height="150%"/>
      <style:text-properties fo:font-size="14pt" fo:font-weight="normal" officeooo:rsid="002cea46" officeooo:paragraph-rsid="00315c3c" style:font-size-asian="14pt" style:font-weight-asian="normal" style:font-name-complex="Times New Roman1" style:font-size-complex="14pt" style:font-weight-complex="normal"/>
    </style:style>
    <style:style style:name="P7" style:family="paragraph" style:parent-style-name="Standard">
      <style:paragraph-properties fo:margin-top="0.0835in" fo:margin-bottom="0.0835in" style:contextual-spacing="false" fo:line-height="150%"/>
      <style:text-properties fo:font-size="14pt" fo:font-weight="normal" officeooo:rsid="002cea46" officeooo:paragraph-rsid="0032254f" style:font-size-asian="14pt" style:font-weight-asian="normal" style:font-name-complex="Times New Roman1" style:font-size-complex="14pt" style:font-weight-complex="normal"/>
    </style:style>
    <style:style style:name="P8" style:family="paragraph" style:parent-style-name="Standard">
      <style:paragraph-properties fo:margin-top="0.0835in" fo:margin-bottom="0.0835in" style:contextual-spacing="false" fo:line-height="150%"/>
      <style:text-properties fo:font-size="14pt" fo:font-weight="normal" officeooo:rsid="002cea46" officeooo:paragraph-rsid="003b7b01" style:font-size-asian="14pt" style:font-weight-asian="normal" style:font-name-complex="Times New Roman1" style:font-size-complex="14pt" style:font-weight-complex="normal"/>
    </style:style>
    <style:style style:name="P9" style:family="paragraph" style:parent-style-name="Standard">
      <style:paragraph-properties fo:margin-left="0in" fo:margin-right="0in" fo:margin-top="0.0835in" fo:margin-bottom="0.0835in" style:contextual-spacing="false" fo:line-height="150%" fo:text-align="center" style:justify-single-word="false" fo:text-indent="0.4917in" style:auto-text-indent="false"/>
      <style:text-properties fo:font-size="14pt" fo:font-weight="bold" style:font-size-asian="14pt" style:font-weight-asian="bold" style:font-name-complex="Times New Roman1" style:font-size-complex="14pt"/>
    </style:style>
    <style:style style:name="P10" style:family="paragraph" style:parent-style-name="Standard">
      <style:paragraph-properties fo:line-height="150%" fo:text-align="center" style:justify-single-word="false"/>
      <style:text-properties fo:font-variant="normal" fo:text-transform="none" fo:color="#000000" loext:opacity="100%" style:font-name="Times New Roman" fo:font-size="14pt" fo:letter-spacing="normal" fo:font-style="normal" fo:font-weight="bold" officeooo:paragraph-rsid="00196754" style:font-size-asian="14pt" style:font-style-asian="normal" style:font-weight-asian="bold" style:font-name-complex="Times New Roman1" style:font-size-complex="14pt"/>
    </style:style>
    <style:style style:name="P11" style:family="paragraph" style:parent-style-name="Standard">
      <style:paragraph-properties fo:margin-top="0.0835in" fo:margin-bottom="0.1945in" style:contextual-spacing="false"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end" style:justify-single-word="false"/>
    </style:style>
    <style:style style:name="P14" style:family="paragraph" style:parent-style-name="Standard" style:list-style-name="L1">
      <style:paragraph-properties fo:margin-top="0.0835in" fo:margin-bottom="0.0835in" style:contextual-spacing="false" fo:line-height="150%"/>
      <style:text-properties fo:font-size="14pt" fo:font-weight="normal" style:font-size-asian="14pt" style:font-weight-asian="normal" style:font-name-complex="Times New Roman1" style:font-size-complex="14pt" style:font-weight-complex="normal"/>
    </style:style>
    <style:style style:name="P15" style:family="paragraph" style:parent-style-name="Standard" style:list-style-name="L2">
      <style:paragraph-properties fo:margin-top="0.0835in" fo:margin-bottom="0.0835in" style:contextual-spacing="false" fo:line-height="150%"/>
      <style:text-properties fo:font-size="14pt" fo:font-weight="normal" officeooo:paragraph-rsid="002cea46" style:font-size-asian="14pt" style:font-weight-asian="normal" style:font-name-complex="Times New Roman1" style:font-size-complex="14pt" style:font-weight-complex="normal"/>
    </style:style>
    <style:style style:name="P16" style:family="paragraph" style:parent-style-name="Standard" style:list-style-name="L2">
      <style:paragraph-properties fo:margin-top="0.0835in" fo:margin-bottom="0.0835in" style:contextual-spacing="false" fo:line-height="150%"/>
      <style:text-properties fo:font-size="14pt" fo:font-weight="normal" style:font-size-asian="14pt" style:font-weight-asian="normal" style:font-name-complex="Times New Roman1" style:font-size-complex="14pt" style:font-weight-complex="normal"/>
    </style:style>
    <style:style style:name="P17" style:family="paragraph" style:parent-style-name="Standard">
      <style:paragraph-properties fo:margin-top="0.0835in" fo:margin-bottom="0.0835in" style:contextual-spacing="false" fo:line-height="150%"/>
      <style:text-properties fo:font-size="14pt" fo:font-weight="normal" officeooo:rsid="002cea46" officeooo:paragraph-rsid="002cea46" style:font-size-asian="14pt" style:font-weight-asian="normal" style:font-name-complex="Times New Roman1" style:font-size-complex="14pt" style:font-weight-complex="normal"/>
    </style:style>
    <style:style style:name="P18" style:family="paragraph" style:parent-style-name="Standard">
      <style:paragraph-properties fo:margin-top="0.0835in" fo:margin-bottom="0.0835in" style:contextual-spacing="false" fo:line-height="150%"/>
      <style:text-properties fo:font-weight="normal" officeooo:rsid="002cea46" officeooo:paragraph-rsid="00315c3c" style:font-weight-asian="normal" style:font-weight-complex="normal"/>
    </style:style>
    <style:style style:name="T1" style:family="text">
      <style:text-properties style:font-size-complex="14pt"/>
    </style:style>
    <style:style style:name="T2" style:family="text">
      <style:text-properties fo:language="ru" fo:country="RU" style:font-size-complex="14pt"/>
    </style:style>
    <style:style style:name="T3" style:family="text">
      <style:text-properties fo:font-weight="bold" style:font-weight-asian="bold" style:font-size-complex="14pt"/>
    </style:style>
    <style:style style:name="T4" style:family="text">
      <style:text-properties fo:font-weight="bold" officeooo:rsid="00295f64" style:font-weight-asian="bold" style:font-size-complex="14pt"/>
    </style:style>
    <style:style style:name="T5" style:family="text">
      <style:text-properties fo:font-size="14pt" fo:font-weight="bold" style:font-size-asian="14pt" style:font-weight-asian="bold" style:font-name-complex="Times New Roman1" style:font-size-complex="14pt"/>
    </style:style>
    <style:style style:name="T6" style:family="text">
      <style:text-properties fo:font-size="14pt" style:font-size-asian="14pt" style:font-name-complex="Times New Roman1" style:font-size-complex="14pt"/>
    </style:style>
    <style:style style:name="T7" style:family="text">
      <style:text-properties officeooo:rsid="00315c3c"/>
    </style:style>
    <style:style style:name="T8" style:family="text">
      <style:text-properties officeooo:rsid="0032254f"/>
    </style:style>
    <style:style style:name="T9" style:family="text">
      <style:text-properties officeooo:rsid="00325a39"/>
    </style:style>
    <style:style style:name="T10" style:family="text">
      <style:text-properties officeooo:rsid="003317c7"/>
    </style:style>
    <style:style style:name="T11" style:family="text">
      <style:text-properties officeooo:rsid="0034dabc"/>
    </style:style>
    <style:style style:name="T12" style:family="text">
      <style:text-properties officeooo:rsid="0035afe3"/>
    </style:style>
    <style:style style:name="T13" style:family="text">
      <style:text-properties officeooo:rsid="00365e6b"/>
    </style:style>
    <style:style style:name="T14" style:family="text">
      <style:text-properties officeooo:rsid="0036f0ec"/>
    </style:style>
    <style:style style:name="T15" style:family="text">
      <style:text-properties officeooo:rsid="003894f6"/>
    </style:style>
    <style:style style:name="T16" style:family="text">
      <style:text-properties officeooo:rsid="00389e3d"/>
    </style:style>
    <style:style style:name="T17" style:family="text">
      <style:text-properties officeooo:rsid="003b7b0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МІНІСТЕРСТВО ОСВІТИ І НАУКИ УКРАЇНИ</text:span><text:span text:style-name="T1"/></text:p>
      <text:p text:style-name="P4"><text:span text:style-name="T1">ДЕРЖАВНИЙ УНІВЕРСИТЕТ </text:span><text:span text:style-name="T2">ІНФОРМАЦІЙНО-КОМУНІКАЦІЙНИХ </text:span><text:span text:style-name="T1">ТЕХНОЛОГІЙ</text:span><text:bookmark text:name="_GoBack"/><text:span text:style-name="T1"/></text:p>
      <text:p text:style-name="P1"/>
      <text:p text:style-name="P4"><text:span text:style-name="T1">Навчально-науковий інститут інформаційних технологій</text:span><text:span text:style-name="T1"/></text:p>
      <text:p text:style-name="P4"><text:span text:style-name="T1">Кафедра інженерії програмного забезпечення</text:span><text:span text:style-name="T1"/></text:p>
      <text:p text:style-name="P1"/>
      <text:p text:style-name="P1"/>
      <text:p text:style-name="P1"/>
      <text:p text:style-name="P3"><text:span text:style-name="T3">ПРАКТИЧНА РОБОТА </text:span><text:span text:style-name="T4">3</text:span><text:span text:style-name="T3">.</text:span></text:p>
      <text:p text:style-name="P10">МЕНЕДЖЕР, ЙОГО МІСЦЕ І РОЛЬ В ОРГАНІЗАЦІЇ</text:p>
      <text:p text:style-name="P1"/>
      <text:p text:style-name="P1"/>
      <text:p text:style-name="P13"><text:span text:style-name="T1">Підготував: студент групи ПД</text:span><text:span text:style-name="T2">М</text:span><text:span text:style-name="T1">-51</text:span><text:span text:style-name="T1"/></text:p>
      <text:p text:style-name="P13"><text:span text:style-name="T2">Гапей Максим Юр</text:span><text:span text:style-name="T1">і</text:span><text:span text:style-name="T2">йович</text:span><text:span text:style-name="T2"/></text:p>
      <text:p text:style-name="P13"><text:span text:style-name="T1">Перевірив: викладач</text:span><text:span text:style-name="T1"/></text:p>
      <text:p text:style-name="P13"><text:span text:style-name="T1">Ващенко Олександр Петрович</text:span><text:span text:style-name="T1"/></text:p>
      <text:p text:style-name="P1"/>
      <text:p text:style-name="P1"/>
      <text:p text:style-name="P1"/>
      <text:p text:style-name="P1"/>
      <text:p text:style-name="P4"><text:span text:style-name="T1">Київ 202</text:span><text:span text:style-name="T2">4</text:span><text:span text:style-name="T2"/></text:p>
      <text:p text:style-name="P4"/>
      <text:p text:style-name="P2"><text:soft-page-break/><text:span text:style-name="T5">Контрольні запитання і завдання</text:span></text:p>
      <text:list xml:id="list938188116" text:style-name="L1">
        <text:list-item>
          <text:p text:style-name="P14">Які властивості повинен мати сучасний менеджер?</text:p>
        </text:list-item>
      </text:list>
      <text:p text:style-name="P5">Відповідь: Сучасний менеджер повинен мати низку властивостей, включаючи високий професіоналізм, здатність до інновацій, ефективне вирішення проблем, лідерські якості, вміння працювати в команді, адаптивність до змін, емоційну стабільність і стресостійкість, а також етичність та відповідальність.</text:p>
      <text:list xml:id="list155003223400723" text:continue-numbering="true" text:style-name="L1">
        <text:list-item>
          <text:p text:style-name="P14">Назвіть фактори, що визначають успіх менеджерів.</text:p>
        </text:list-item>
      </text:list>
      <text:p text:style-name="P5">Відповідь: Успіх менеджерів визначається різними факторами, такими як їх лідерські якості, здатність до прийняття рішень, уміння ефективно управляти ресурсами, комунікативні навички, прагнення до саморозвитку та навчання, адаптивність до середовища, а також здатність мотивувати і надихати свою команду.</text:p>
      <text:list xml:id="list155002995732623" text:continue-numbering="true" text:style-name="L1">
        <text:list-item>
          <text:p text:style-name="P14">У чому полягає мистецтво управління?</text:p>
        </text:list-item>
      </text:list>
      <text:p text:style-name="P5">Відповідь: Мистецтво управління полягає у вмінні ефективно координувати ресурси, приймати рішення, створювати та підтримувати робочу атмосферу, розвивати стратегії та тактики досягнення поставлених цілей, а також впливати на поведінку та мотивацію співробітників для досягнення спільних цілей організації.</text:p>
      <text:list xml:id="list155001867880950" text:continue-numbering="true" text:style-name="L1">
        <text:list-item>
          <text:p text:style-name="P14">Які ролі може виконувати керівник?</text:p>
        </text:list-item>
      </text:list>
      <text:p text:style-name="P5">Відповідь: Керівник може виконувати різні ролі організації, включаючи роль лідера, менеджера, координатора, організатора, мотиватора, наставника, посередника, представника компанії, аналітика і стратега. Конкретні ролі залежить від завдань та обставин, із якими стикається керівник своєї діяльності.</text:p>
      <text:list xml:id="list155002367720997" text:continue-numbering="true" text:style-name="L1">
        <text:list-item>
          <text:p text:style-name="P14">Кого відносять до лінійних, а кого до функціональних менеджерів?</text:p>
        </text:list-item>
      </text:list>
      <text:p text:style-name="P6"><text:soft-page-break/>Відповідь: Лінійними менеджерами називають керівників, які безпосередньо займаються виконанням операційних функцій та мають пряме підпорядкування виконавцям. До них відносяться: директори заводів, фабрик, відділів продажу та виробництва. Функціональні менеджери відповідальні за спеціалізовані сфери діяльності, такі як фінанси, маркетинг, людські ресурси.</text:p>
      <text:list xml:id="list155003297410357" text:continue-numbering="true" text:style-name="L1">
        <text:list-item>
          <text:p text:style-name="P14">Охарактеризуйте керівників низової, середньої та вищої ланки.</text:p>
        </text:list-item>
      </text:list>
      <text:p text:style-name="P5">Відповідь: Керівники низової ланки зазвичай безпосередньо контролюють виконання операційних функцій. Керівники середньої ланки займаються координацією діяльності різних підрозділів та забезпечують виконання стратегічних завдань організації. Керівники вищої ланки приймають стратегічні рішення, розробляють бізнес-стратегії.</text:p>
      <text:list xml:id="list155002819730878" text:continue-numbering="true" text:style-name="L1">
        <text:list-item>
          <text:p text:style-name="P14">Як класифікують працівників, зайнятих у сфері управління?</text:p>
        </text:list-item>
      </text:list>
      <text:p text:style-name="P5">Відповідь: Працівників, зайнятих в галузі управління, можна класифікувати за різними критеріями, такими як рівень управління (стратегічний, тактичний, операційний), функціональна область (продаж, маркетинг, фінанси тощо) <text:span text:style-name="T11">та</text:span> сфера діяльності.</text:p>
      <text:list xml:id="list155001566446228" text:continue-numbering="true" text:style-name="L1">
        <text:list-item>
          <text:p text:style-name="P14">У чому полягає необхідність поділу управлінської праці? Що зумовлює вертикальний та горизонтальний поділи?</text:p>
        </text:list-item>
      </text:list>
      <text:p text:style-name="P5">Відповідь: Необхідність поділу управлінської праці полягає в оптимізації процесів прийняття рішень, координації діяльності та управлінні ресурсами організації. Вертикальний поділ управлінської праці передбачає поділ обов'язків і повноважень між різними рівнями управління (вища, середня та <text:span text:style-name="T12">низова</text:span> ланк<text:span text:style-name="T13">и</text:span>), а горизонтальний поділ управлінської праці включає спеціалізацію з функціональних областей</text:p>
      <text:p text:style-name="P5"/>
      <text:p text:style-name="P5"/>
      <text:p text:style-name="P9"><text:soft-page-break/>Завдання на самостійну роботу студента</text:p>
      <text:list xml:id="list3254426093" text:style-name="L2">
        <text:list-item>
          <text:p text:style-name="P15">Основні напрями удосконалення організації діяльності менеджера.<text:span text:style-name="T7">­</text:span></text:p>
        </text:list-item>
      </text:list>
      <text:p text:style-name="P18"><text:span text:style-name="T6">Відповідь: Основні напрямки удосконалення організації діяльності менеджера включають:</text:span><text:span text:style-name="T6"/></text:p>
      <text:p text:style-name="P18"><text:span text:style-name="T6"><text:tab/>- Розвиток лідерських якостей та навичок комунікації для ефективного управління персоналом.</text:span><text:span text:style-name="T6"/></text:p>
      <text:p text:style-name="P18"><text:span text:style-name="T6"><text:tab/>- Оптимізація використання часу через планування та пріоритизацію завдань.</text:span><text:span text:style-name="T6"/></text:p>
      <text:p text:style-name="P18"><text:span text:style-name="T6"><text:tab/>- Підвищення професійної компетенції та навичок менеджера через навчання та розвиток.</text:span><text:span text:style-name="T6"/></text:p>
      <text:p text:style-name="P18"><text:span text:style-name="T6"><text:tab/>- Впровадження сучасних технологій та інструментів управління для покращення процесів роботи.</text:span><text:span text:style-name="T6"/></text:p>
      <text:p text:style-name="P18"><text:span text:style-name="T6"><text:tab/>- Створення ефективної системи мотивації та заохочення для стимулювання високої продуктивності та лояльності персоналу.</text:span><text:span text:style-name="T6"/></text:p>
      <text:list xml:id="list155003322904045" text:continue-numbering="true" text:style-name="L2">
        <text:list-item>
          <text:p text:style-name="P16">Сутність і види поділу праці в менеджменті.</text:p>
        </text:list-item>
      </text:list>
      <text:p text:style-name="P7">Відповідь: Суть поділу праці у менеджменті полягає у розбиття управлінських завдань та обов'язків на окремі функції та посади з метою оптимізації роботи організації. <text:span text:style-name="T14">До в</text:span>ид<text:span text:style-name="T15">ів</text:span> <text:span text:style-name="T15">поділу </text:span><text:span text:style-name="T16">праці</text:span><text:span text:style-name="T15"> </text:span><text:span text:style-name="T14">відносяться</text:span> <text:span text:style-name="T8">в</text:span>ертикальний <text:s/><text:span text:style-name="T8">та г</text:span>оризонтальний розподіл<text:span text:style-name="T8">и</text:span>.</text:p>
      <text:list xml:id="list155002711565015" text:continue-numbering="true" text:style-name="L2">
        <text:list-item>
          <text:p text:style-name="P16">Сутність і види кооперації праці в менеджменті.</text:p>
        </text:list-item>
      </text:list>
      <text:p text:style-name="P8">Відповідь: Суть кооперації праці в менеджменті полягає у співпраці та взаємодії між різними працівниками та групами в організації для досягнення спільних цілей. <text:span text:style-name="T17">До в</text:span>ид<text:span text:style-name="T17">ів</text:span> <text:span text:style-name="T14">відносяться</text:span> <text:span text:style-name="T9">в</text:span>нутрішн<text:span text:style-name="T17">я</text:span> <text:span text:style-name="T9">та</text:span> <text:span text:style-name="T9">з</text:span>овнішн<text:span text:style-name="T17">я</text:span> коопераці<text:span text:style-name="T10">ї</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ru" fo:country="RU"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ru" fo:country="RU"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1945in" style:contextual-spacing="false" fo:line-height="105%"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List_20_Paragraph" style:display-name="List Paragraph" style:family="paragraph" style:parent-style-name="Standard">
      <style:paragraph-properties fo:margin-left="0.5in" fo:margin-right="0in" fo:margin-top="0.0835in" fo:margin-bottom="0.1945in" style:contextual-spacing="true" fo:text-indent="0in" style:auto-text-indent="false"/>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6:34:00</meta:creation-date>
    <dc:language>en-US</dc:language>
    <dc:date>2024-03-26T15:50:01.325083314</dc:date>
    <meta:editing-cycles>139</meta:editing-cycles>
    <meta:editing-duration>PT6H14M17S</meta:editing-duration>
    <meta:generator>LibreOffice/7.4.7.2$Linux_X86_64 LibreOffice_project/40$Build-2</meta:generator>
    <meta:document-statistic meta:table-count="0" meta:image-count="0" meta:object-count="0" meta:page-count="4" meta:paragraph-count="40" meta:word-count="549" meta:character-count="4581" meta:non-whitespace-character-count="4078"/>
    <meta:user-defined meta:name="AppVersion">15.0000</meta:user-defined>
    <meta:template xlink:type="simple" xlink:actuate="onRequest" xlink:title="Normal" xlink:href=""/>
  </office:meta>
</office:document-meta>
</file>